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&lt;ul&gt;</text:p>
      <text:p text:style-name="Standard"><text:s text:c="32"/>&lt;li&gt;Calculadora de saldo en la SUBE&lt;/li&gt;</text:p>
      <text:p text:style-name="Standard"><text:s text:c="32"/>&lt;li&gt;Facilita los viajes cotidianos, recordándonos cuándo recargar saldo&lt;/li&gt;</text:p>
      <text:p text:style-name="Standard"><text:s text:c="32"/>&lt;li&gt;Repositorio: en &lt;a href="https://github.com/apuyina/calculadora-sube" title="Repositorio de la calculadora para SUBE en Github" target="_blank"&gt;Github&lt;/a&gt;&lt;/li&gt;</text:p>
      <text:p text:style-name="Standard"><text:s text:c="28"/>&lt;/u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9:09:03.693217177</meta:creation-date>
    <dc:date>2019-09-20T19:09:15.018630766</dc:date>
    <meta:editing-duration>PT14S</meta:editing-duration>
    <meta:editing-cycles>1</meta:editing-cycles>
    <meta:document-statistic meta:table-count="0" meta:image-count="0" meta:object-count="0" meta:page-count="1" meta:paragraph-count="5" meta:word-count="29" meta:character-count="413" meta:non-whitespace-character-count="264"/>
    <meta:generator>LibreOffice/6.1.2.1$Linux_x86 LibreOffice_project/10$Build-1</meta:generator>
  </office:meta>
</office:document-meta>
</file>